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e677" officeooo:paragraph-rsid="0008e677"/>
    </style:style>
    <style:style style:name="P2" style:family="paragraph" style:parent-style-name="Standard">
      <style:text-properties fo:language="ru" fo:country="RU" officeooo:rsid="000b8f7d" officeooo:paragraph-rsid="000b8f7d"/>
    </style:style>
    <style:style style:name="P3" style:family="paragraph" style:parent-style-name="Standard">
      <style:text-properties fo:language="ru" fo:country="RU" officeooo:rsid="001b3816" officeooo:paragraph-rsid="001b3816"/>
    </style:style>
    <style:style style:name="P4" style:family="paragraph" style:parent-style-name="Standard">
      <style:text-properties fo:language="ru" fo:country="RU" officeooo:rsid="001be843" officeooo:paragraph-rsid="001be843"/>
    </style:style>
    <style:style style:name="P5" style:family="paragraph" style:parent-style-name="Standard">
      <style:text-properties fo:language="ru" fo:country="RU" officeooo:rsid="001c04e3" officeooo:paragraph-rsid="001c04e3"/>
    </style:style>
    <style:style style:name="P6" style:family="paragraph" style:parent-style-name="Standard">
      <style:text-properties fo:language="ru" fo:country="RU" officeooo:rsid="0021837f" officeooo:paragraph-rsid="0021837f"/>
    </style:style>
    <style:style style:name="P7" style:family="paragraph" style:parent-style-name="Standard">
      <style:text-properties fo:language="ru" fo:country="RU" officeooo:rsid="0021d04e" officeooo:paragraph-rsid="0021d04e"/>
    </style:style>
    <style:style style:name="P8" style:family="paragraph" style:parent-style-name="Standard">
      <style:text-properties style:font-name="Liberation Mono" fo:language="ru" fo:country="RU" officeooo:rsid="00051ec8" officeooo:paragraph-rsid="00102d56"/>
    </style:style>
    <style:style style:name="P9" style:family="paragraph" style:parent-style-name="Standard">
      <style:text-properties style:font-name="Liberation Mono" fo:language="ru" fo:country="RU" officeooo:rsid="00078d68" officeooo:paragraph-rsid="000b3f94"/>
    </style:style>
    <style:style style:name="P10" style:family="paragraph" style:parent-style-name="Standard">
      <style:text-properties style:font-name="Liberation Mono" fo:language="ru" fo:country="RU" officeooo:rsid="0008e677" officeooo:paragraph-rsid="0008e677"/>
    </style:style>
    <style:style style:name="P11" style:family="paragraph" style:parent-style-name="Standard">
      <style:text-properties style:font-name="Liberation Mono" fo:language="ru" fo:country="RU" officeooo:rsid="000b3f94" officeooo:paragraph-rsid="000b3f94"/>
    </style:style>
    <style:style style:name="P12" style:family="paragraph" style:parent-style-name="Standard">
      <style:text-properties style:font-name="Liberation Mono" fo:language="ru" fo:country="RU" officeooo:rsid="000b8f7d" officeooo:paragraph-rsid="000b8f7d"/>
    </style:style>
    <style:style style:name="P13" style:family="paragraph" style:parent-style-name="Standard">
      <style:text-properties style:font-name="Liberation Mono" fo:language="ru" fo:country="RU" officeooo:rsid="00102d56" officeooo:paragraph-rsid="00102d56"/>
    </style:style>
    <style:style style:name="P14" style:family="paragraph" style:parent-style-name="Standard">
      <style:text-properties style:font-name="Liberation Mono" fo:language="ru" fo:country="RU" officeooo:rsid="00102d56" officeooo:paragraph-rsid="0012ebd8"/>
    </style:style>
    <style:style style:name="P15" style:family="paragraph" style:parent-style-name="Standard">
      <style:text-properties style:font-name="Liberation Mono" fo:language="ru" fo:country="RU" officeooo:rsid="00102d56" officeooo:paragraph-rsid="0016f75d"/>
    </style:style>
    <style:style style:name="P16" style:family="paragraph" style:parent-style-name="Standard">
      <style:text-properties style:font-name="Liberation Mono" fo:language="ru" fo:country="RU" officeooo:rsid="00115f66" officeooo:paragraph-rsid="00115f66"/>
    </style:style>
    <style:style style:name="P17" style:family="paragraph" style:parent-style-name="Standard">
      <style:text-properties style:font-name="Liberation Mono" fo:language="ru" fo:country="RU" officeooo:rsid="0012ebd8" officeooo:paragraph-rsid="0012ebd8"/>
    </style:style>
    <style:style style:name="P18" style:family="paragraph" style:parent-style-name="Standard">
      <style:text-properties style:font-name="Liberation Mono" fo:language="ru" fo:country="RU" officeooo:rsid="00146040" officeooo:paragraph-rsid="00146040"/>
    </style:style>
    <style:style style:name="P19" style:family="paragraph" style:parent-style-name="Standard">
      <style:text-properties style:font-name="Liberation Mono" fo:language="ru" fo:country="RU" officeooo:rsid="00193d39" officeooo:paragraph-rsid="00193d39"/>
    </style:style>
    <style:style style:name="P20" style:family="paragraph" style:parent-style-name="Standard">
      <style:text-properties style:font-name="Liberation Mono" fo:language="en" fo:country="US" officeooo:rsid="00155419" officeooo:paragraph-rsid="00155419"/>
    </style:style>
    <style:style style:name="P21" style:family="paragraph" style:parent-style-name="Standard">
      <style:text-properties style:font-name="Liberation Mono" fo:language="en" fo:country="US" officeooo:rsid="00155419" officeooo:paragraph-rsid="0018d891"/>
    </style:style>
    <style:style style:name="P22" style:family="paragraph" style:parent-style-name="Standard">
      <style:text-properties style:font-name="Liberation Mono" fo:language="en" fo:country="US" officeooo:rsid="00155419" officeooo:paragraph-rsid="001b2e75"/>
    </style:style>
    <style:style style:name="P23" style:family="paragraph" style:parent-style-name="Standard">
      <style:text-properties style:font-name="Liberation Mono" fo:language="en" fo:country="US" officeooo:rsid="001b3816" officeooo:paragraph-rsid="001b3816"/>
    </style:style>
    <style:style style:name="P24" style:family="paragraph" style:parent-style-name="Standard">
      <style:text-properties style:font-name="Liberation Mono" fo:language="en" fo:country="US" officeooo:rsid="001b3816" officeooo:paragraph-rsid="001be843"/>
    </style:style>
    <style:style style:name="P25" style:family="paragraph" style:parent-style-name="Standard">
      <style:text-properties fo:language="en" fo:country="US" officeooo:rsid="000b8f7d" officeooo:paragraph-rsid="000b8f7d"/>
    </style:style>
    <style:style style:name="P26" style:family="paragraph" style:parent-style-name="Standard">
      <style:text-properties fo:language="en" fo:country="US" officeooo:rsid="001b3816" officeooo:paragraph-rsid="001b3816"/>
    </style:style>
    <style:style style:name="P27" style:family="paragraph" style:parent-style-name="Standard">
      <style:text-properties fo:language="en" fo:country="US" officeooo:rsid="001b3816" officeooo:paragraph-rsid="001be843"/>
    </style:style>
    <style:style style:name="P28" style:family="paragraph" style:parent-style-name="Standard">
      <style:text-properties fo:language="en" fo:country="US" officeooo:rsid="001be843" officeooo:paragraph-rsid="001be843"/>
    </style:style>
    <style:style style:name="P29" style:family="paragraph" style:parent-style-name="Standard">
      <style:text-properties fo:language="en" fo:country="US" officeooo:rsid="001c04e3" officeooo:paragraph-rsid="001c04e3"/>
    </style:style>
    <style:style style:name="P30" style:family="paragraph" style:parent-style-name="Standard">
      <style:text-properties fo:language="en" fo:country="US" officeooo:rsid="001d5613" officeooo:paragraph-rsid="001d5613"/>
    </style:style>
    <style:style style:name="P31" style:family="paragraph" style:parent-style-name="Standard">
      <style:text-properties fo:language="en" fo:country="US" officeooo:rsid="0020a2c5" officeooo:paragraph-rsid="0020a2c5"/>
    </style:style>
    <style:style style:name="P32" style:family="paragraph" style:parent-style-name="Standard">
      <style:text-properties fo:language="en" fo:country="US" officeooo:rsid="0020a2c5" officeooo:paragraph-rsid="0021837f"/>
    </style:style>
    <style:style style:name="P33" style:family="paragraph" style:parent-style-name="Standard">
      <style:text-properties fo:language="en" fo:country="US" officeooo:rsid="0021837f" officeooo:paragraph-rsid="0021837f"/>
    </style:style>
    <style:style style:name="P34" style:family="paragraph" style:parent-style-name="Standard">
      <style:text-properties fo:language="en" fo:country="US" officeooo:rsid="0021d04e" officeooo:paragraph-rsid="0021d04e"/>
    </style:style>
    <style:style style:name="P35" style:family="paragraph" style:parent-style-name="Standard">
      <style:text-properties officeooo:paragraph-rsid="0008e677"/>
    </style:style>
    <style:style style:name="P36" style:family="paragraph" style:parent-style-name="Standard">
      <style:text-properties officeooo:paragraph-rsid="000a9e9b"/>
    </style:style>
    <style:style style:name="P37" style:family="paragraph" style:parent-style-name="Standard">
      <style:text-properties officeooo:paragraph-rsid="000b3f94"/>
    </style:style>
    <style:style style:name="P38" style:family="paragraph" style:parent-style-name="Standard">
      <style:text-properties style:font-name="Liberation Serif" fo:language="ru" fo:country="RU" officeooo:rsid="00051ec8" officeooo:paragraph-rsid="00102d56"/>
    </style:style>
    <style:style style:name="P39" style:family="paragraph" style:parent-style-name="Standard">
      <style:text-properties style:font-name="Liberation Serif" fo:language="ru" fo:country="RU" officeooo:rsid="00102d56" officeooo:paragraph-rsid="00102d56"/>
    </style:style>
    <style:style style:name="P40" style:family="paragraph" style:parent-style-name="Standard">
      <style:text-properties style:font-name="Liberation Serif" officeooo:paragraph-rsid="0012ebd8"/>
    </style:style>
    <style:style style:name="P41" style:family="paragraph" style:parent-style-name="Standard">
      <style:text-properties officeooo:paragraph-rsid="00102d56"/>
    </style:style>
    <style:style style:name="P42" style:family="paragraph" style:parent-style-name="Standard">
      <style:text-properties officeooo:rsid="00115f66" officeooo:paragraph-rsid="00115f66"/>
    </style:style>
    <style:style style:name="P43" style:family="paragraph" style:parent-style-name="Standard">
      <style:text-properties officeooo:paragraph-rsid="0012ebd8"/>
    </style:style>
    <style:style style:name="P44" style:family="paragraph" style:parent-style-name="Standard">
      <style:text-properties officeooo:paragraph-rsid="00146040"/>
    </style:style>
    <style:style style:name="P45" style:family="paragraph" style:parent-style-name="Standard">
      <style:text-properties officeooo:paragraph-rsid="0016f75d"/>
    </style:style>
    <style:style style:name="P46" style:family="paragraph" style:parent-style-name="Standard">
      <style:text-properties officeooo:paragraph-rsid="001b2e75"/>
    </style:style>
    <style:style style:name="P47" style:family="paragraph" style:parent-style-name="Standard">
      <style:text-properties officeooo:paragraph-rsid="001b3816"/>
    </style:style>
    <style:style style:name="P48" style:family="paragraph" style:parent-style-name="Standard">
      <style:text-properties officeooo:paragraph-rsid="001be843"/>
    </style:style>
    <style:style style:name="P49" style:family="paragraph" style:parent-style-name="Standard">
      <style:text-properties officeooo:rsid="001c04e3" officeooo:paragraph-rsid="001c04e3"/>
    </style:style>
    <style:style style:name="P50" style:family="paragraph" style:parent-style-name="Standard">
      <style:text-properties officeooo:paragraph-rsid="001c04e3"/>
    </style:style>
    <style:style style:name="P51" style:family="paragraph" style:parent-style-name="Standard">
      <style:text-properties officeooo:rsid="001d5613" officeooo:paragraph-rsid="001d5613"/>
    </style:style>
    <style:style style:name="P52" style:family="paragraph" style:parent-style-name="Standard">
      <style:text-properties officeooo:paragraph-rsid="0020a2c5"/>
    </style:style>
    <style:style style:name="P53" style:family="paragraph" style:parent-style-name="Standard">
      <style:text-properties officeooo:paragraph-rsid="0021837f"/>
    </style:style>
    <style:style style:name="P54" style:family="paragraph" style:parent-style-name="Standard">
      <style:text-properties officeooo:paragraph-rsid="0021d04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e677"/>
    </style:style>
    <style:style style:name="T3" style:family="text">
      <style:text-properties fo:language="en" fo:country="US" officeooo:rsid="000a9e9b"/>
    </style:style>
    <style:style style:name="T4" style:family="text">
      <style:text-properties fo:language="en" fo:country="US" officeooo:rsid="0012ebd8"/>
    </style:style>
    <style:style style:name="T5" style:family="text">
      <style:text-properties fo:language="en" fo:country="US" officeooo:rsid="00102d56"/>
    </style:style>
    <style:style style:name="T6" style:family="text">
      <style:text-properties fo:language="en" fo:country="US" officeooo:rsid="0016f75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2ebd8"/>
    </style:style>
    <style:style style:name="T9" style:family="text">
      <style:text-properties fo:language="ru" fo:country="RU" officeooo:rsid="0018d891"/>
    </style:style>
    <style:style style:name="T10" style:family="text">
      <style:text-properties fo:language="ru" fo:country="RU" officeooo:rsid="001be843"/>
    </style:style>
    <style:style style:name="T11" style:family="text">
      <style:text-properties officeooo:rsid="0008e677"/>
    </style:style>
    <style:style style:name="T12" style:family="text">
      <style:text-properties officeooo:rsid="000a9e9b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fo:language="ru" fo:country="RU"/>
    </style:style>
    <style:style style:name="T15" style:family="text">
      <style:text-properties style:font-name="Liberation Mono" fo:language="ru" fo:country="RU" officeooo:rsid="000a9e9b"/>
    </style:style>
    <style:style style:name="T16" style:family="text">
      <style:text-properties style:font-name="Liberation Mono" fo:language="ru" fo:country="RU" officeooo:rsid="000b3f94"/>
    </style:style>
    <style:style style:name="T17" style:family="text">
      <style:text-properties style:font-name="Liberation Mono" fo:language="ru" fo:country="RU" officeooo:rsid="000b8f7d"/>
    </style:style>
    <style:style style:name="T18" style:family="text">
      <style:text-properties style:font-name="Liberation Mono" fo:language="ru" fo:country="RU" officeooo:rsid="0008e677"/>
    </style:style>
    <style:style style:name="T19" style:family="text">
      <style:text-properties style:font-name="Liberation Mono" fo:language="ru" fo:country="RU" officeooo:rsid="00102d56"/>
    </style:style>
    <style:style style:name="T20" style:family="text">
      <style:text-properties style:font-name="Liberation Mono" fo:language="ru" fo:country="RU" officeooo:rsid="00115f66"/>
    </style:style>
    <style:style style:name="T21" style:family="text">
      <style:text-properties style:font-name="Liberation Mono" fo:language="ru" fo:country="RU" officeooo:rsid="0012ebd8"/>
    </style:style>
    <style:style style:name="T22" style:family="text">
      <style:text-properties style:font-name="Liberation Mono" fo:language="ru" fo:country="RU" officeooo:rsid="0018d891"/>
    </style:style>
    <style:style style:name="T23" style:family="text">
      <style:text-properties style:font-name="Liberation Mono" fo:language="ru" fo:country="RU" officeooo:rsid="0016f75d"/>
    </style:style>
    <style:style style:name="T24" style:family="text">
      <style:text-properties style:font-name="Liberation Mono" fo:language="ru" fo:country="RU" officeooo:rsid="00155419"/>
    </style:style>
    <style:style style:name="T25" style:family="text">
      <style:text-properties style:font-name="Liberation Mono" fo:language="ru" fo:country="RU" officeooo:rsid="001b3816"/>
    </style:style>
    <style:style style:name="T26" style:family="text">
      <style:text-properties style:font-name="Liberation Mono" fo:language="ru" fo:country="RU" officeooo:rsid="001be843"/>
    </style:style>
    <style:style style:name="T27" style:family="text">
      <style:text-properties style:font-name="Liberation Mono" fo:language="ru" fo:country="RU" fo:font-weight="normal" officeooo:rsid="001be843" style:font-weight-asian="normal" style:font-weight-complex="normal"/>
    </style:style>
    <style:style style:name="T28" style:family="text">
      <style:text-properties style:font-name="Liberation Mono" fo:language="ru" fo:country="RU" fo:font-weight="normal" officeooo:rsid="001b3816" style:font-weight-asian="normal" style:font-weight-complex="normal"/>
    </style:style>
    <style:style style:name="T29" style:family="text">
      <style:text-properties style:font-name="Liberation Mono" fo:language="ru" fo:country="RU" officeooo:rsid="001c04e3"/>
    </style:style>
    <style:style style:name="T30" style:family="text">
      <style:text-properties style:font-name="Liberation Mono" fo:language="ru" fo:country="RU" officeooo:rsid="001d5613"/>
    </style:style>
    <style:style style:name="T31" style:family="text">
      <style:text-properties style:font-name="Liberation Mono" fo:language="ru" fo:country="RU" officeooo:rsid="0020a2c5"/>
    </style:style>
    <style:style style:name="T32" style:family="text">
      <style:text-properties style:font-name="Liberation Mono" fo:language="ru" fo:country="RU" officeooo:rsid="0021837f"/>
    </style:style>
    <style:style style:name="T33" style:family="text">
      <style:text-properties style:font-name="Liberation Mono" fo:language="ru" fo:country="RU" officeooo:rsid="0021d04e"/>
    </style:style>
    <style:style style:name="T34" style:family="text">
      <style:text-properties style:font-name="Liberation Mono" fo:language="en" fo:country="US"/>
    </style:style>
    <style:style style:name="T35" style:family="text">
      <style:text-properties style:font-name="Liberation Mono" fo:language="en" fo:country="US" officeooo:rsid="000a9e9b"/>
    </style:style>
    <style:style style:name="T36" style:family="text">
      <style:text-properties style:font-name="Liberation Mono" fo:language="en" fo:country="US" officeooo:rsid="00102d56"/>
    </style:style>
    <style:style style:name="T37" style:family="text">
      <style:text-properties style:font-name="Liberation Mono" fo:language="en" fo:country="US" officeooo:rsid="00146040"/>
    </style:style>
    <style:style style:name="T38" style:family="text">
      <style:text-properties style:font-name="Liberation Mono" fo:language="en" fo:country="US" officeooo:rsid="00155419"/>
    </style:style>
    <style:style style:name="T39" style:family="text">
      <style:text-properties style:font-name="Liberation Mono" fo:language="en" fo:country="US" officeooo:rsid="001b2e75"/>
    </style:style>
    <style:style style:name="T40" style:family="text">
      <style:text-properties style:font-name="Liberation Mono" fo:language="en" fo:country="US" officeooo:rsid="001b3816"/>
    </style:style>
    <style:style style:name="T41" style:family="text">
      <style:text-properties style:font-name="Liberation Mono" fo:language="en" fo:country="US" officeooo:rsid="001be843"/>
    </style:style>
    <style:style style:name="T42" style:family="text">
      <style:text-properties style:font-name="Liberation Mono" fo:language="en" fo:country="US" fo:font-weight="normal" officeooo:rsid="001b3816" style:font-weight-asian="normal" style:font-weight-complex="normal"/>
    </style:style>
    <style:style style:name="T43" style:family="text">
      <style:text-properties style:font-name="Liberation Mono" fo:language="en" fo:country="US" fo:font-weight="normal" officeooo:rsid="001be843" style:font-weight-asian="normal" style:font-weight-complex="normal"/>
    </style:style>
    <style:style style:name="T44" style:family="text">
      <style:text-properties style:font-name="Liberation Mono" fo:language="en" fo:country="US" officeooo:rsid="001c04e3"/>
    </style:style>
    <style:style style:name="T45" style:family="text">
      <style:text-properties style:font-name="Liberation Mono" fo:language="en" fo:country="US" officeooo:rsid="001d5613"/>
    </style:style>
    <style:style style:name="T46" style:family="text">
      <style:text-properties style:font-name="Liberation Mono" fo:language="en" fo:country="US" officeooo:rsid="0020a2c5"/>
    </style:style>
    <style:style style:name="T47" style:family="text">
      <style:text-properties style:font-name="Liberation Mono" fo:language="en" fo:country="US" officeooo:rsid="0021837f"/>
    </style:style>
    <style:style style:name="T48" style:family="text">
      <style:text-properties style:font-name="Liberation Mono" fo:language="en" fo:country="US" officeooo:rsid="0021d04e"/>
    </style:style>
    <style:style style:name="T49" style:family="text">
      <style:text-properties style:font-name="Liberation Mono" officeooo:rsid="00146040"/>
    </style:style>
    <style:style style:name="T50" style:family="text">
      <style:text-properties style:font-name="Liberation Mono" officeooo:rsid="001be843"/>
    </style:style>
    <style:style style:name="T51" style:family="text">
      <style:text-properties officeooo:rsid="000b8f7d"/>
    </style:style>
    <style:style style:name="T52" style:family="text">
      <style:text-properties officeooo:rsid="00155419"/>
    </style:style>
    <style:style style:name="T53" style:family="text">
      <style:text-properties officeooo:rsid="0016f75d"/>
    </style:style>
    <style:style style:name="T54" style:family="text">
      <style:text-properties officeooo:rsid="0018d891"/>
    </style:style>
    <style:style style:name="T55" style:family="text">
      <style:text-properties officeooo:rsid="001b2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асшифровка псевдокода</text:p>
      <text:p text:style-name="P3"/>
      <text:p text:style-name="P23">#<text:span text:style-name="T10"> </text:span><text:span text:style-name="T7">Это комментарий, потому что основа на питоне.</text:span></text:p>
      <text:p text:style-name="P23"><text:span text:style-name="T7"/></text:p>
      <text:p text:style-name="P24"><text:span text:style-name="T7">#</text:span><text:span text:style-name="T10"> Э</text:span><text:span text:style-name="T7">то сущность, оно же notion</text:span></text:p>
      <text:p text:style-name="P23">something </text:p>
      <text:p text:style-name="P23"/>
      <text:p text:style-name="P24">#<text:span text:style-name="T10"> Э</text:span><text:span text:style-name="T7">то означает, что </text:span>something <text:span text:style-name="T7">--</text:span> <text:span text:style-name="T7">инстанция </text:span>notion. <text:span text:style-name="T7">Все сущности по умолчанию наследуются от псевдосущности </text:span>notion</text:p>
      <text:p text:style-name="P47"><text:span text:style-name="T40">something::notion </text:span></text:p>
      <text:p text:style-name="P47"><text:span text:style-name="T40"/></text:p>
      <text:p text:style-name="P49"><text:span text:style-name="T40">#</text:span><text:span text:style-name="T34"> </text:span><text:span text:style-name="T14">Обращение к инстанции в правилах</text:span></text:p>
      <text:p text:style-name="P29"><text:span text:style-name="T13">inst(something, notion)</text:span></text:p>
      <text:p text:style-name="P29"><text:span text:style-name="T13"/></text:p>
      <text:p text:style-name="P29"><text:span text:style-name="T13"># </text:span><text:span text:style-name="T14">Национальный вариант</text:span></text:p>
      <text:p text:style-name="P29"><text:span text:style-name="T14">инст(что_то, сущность)</text:span></text:p>
      <text:p text:style-name="P47"><text:span text:style-name="T40"/></text:p>
      <text:p text:style-name="P48"><text:span text:style-name="T42">#</text:span><text:span text:style-name="T27"> Здесь </text:span><text:span text:style-name="T43">tail -- </text:span><text:span text:style-name="T28">это сущность-компонент или свойство, что в рамках языка одно и то же; записывается ниже основной сущности, выделяется отступом</text:span></text:p>
      <text:p text:style-name="P26"><text:span text:style-name="T13">cat</text:span></text:p>
      <text:p text:style-name="P47"><text:span text:style-name="T40"><text:tab/>tail </text:span></text:p>
      <text:p text:style-name="P47"><text:span text:style-name="T40"/></text:p>
      <text:p text:style-name="P48"><text:span text:style-name="T40">#</text:span><text:span text:style-name="T26"> Э</text:span><text:span text:style-name="T25">то запись компонента для правил</text:span></text:p>
      <text:p text:style-name="P47"><text:span text:style-name="T40">cat.tail </text:span></text:p>
      <text:p text:style-name="P47"><text:span text:style-name="T40"/></text:p>
      <text:p text:style-name="P27"><text:span text:style-name="T50">#</text:span><text:span text:style-name="T26"> Равнозначная запись для правил</text:span></text:p>
      <text:p text:style-name="P27"><text:span text:style-name="T26">comp(cat, "tail") </text:span></text:p>
      <text:p text:style-name="P27"><text:span text:style-name="T26"/></text:p>
      <text:p text:style-name="P32"><text:span text:style-name="T13"># </text:span><text:span text:style-name="T14">Вообще такая двойная запись в большей степени необходима, для того, чтобы было проще делать первичную реализацию системы выполнения языка.</text:span></text:p>
      <text:p text:style-name="P32"><text:span text:style-name="T26"># Системой выполнения, а не интерпретатором, я её называю, поскольку основой является не язык, а подход к выполнению вычислительных операций. По сути достаточно языка программирования, на котором написана система выпонения. </text:span></text:p>
      <text:p text:style-name="P27"><text:span text:style-name="T26"/></text:p>
      <text:p text:style-name="P29"><text:span text:style-name="T50">#</text:span><text:span text:style-name="T13"> </text:span><text:span text:style-name="T14">Можно использовать русскоязычный вариант</text:span><text:span text:style-name="T13">. </text:span><text:span text:style-name="T14">По крайней мере мне можно</text:span></text:p>
      <text:p text:style-name="P5"><text:span text:style-name="T13">комп(кот, "хвост")</text:span></text:p>
      <text:p text:style-name="P5"><text:span text:style-name="T13"/></text:p>
      <text:p text:style-name="P53"><text:span text:style-name="T47">#</text:span><text:span text:style-name="T32"> Русскоязычные аналоги команд необходимы в первую очередь для понимания концепции при разработке и общего видения проекта. Вообще я не вижу ничего противоестественного в локализации языковых команд при условии, что существует некоторый вменяемый вариант как можно перевести код из одной локали в другую. Ну или если разработчики изначально не нацелены на международный рынок и пишут код в бизнес-терминах своего языка. </text:span><text:span text:style-name="T33">У</text:span><text:span text:style-name="T32">читывая, что разработчик в большинстве ситуаций пишет код для бизнес-процессов, было бы весьма кстати, если бы он при этом оперировал локальными терминами бизнес-процессов. Это позволит выкинуть из головы разработчика прослойку в виде англоязычных терминов области знаний, в которой он возможно и так не очень хорошо разбирается. При этом всё же нужен какой-то механизм, который позволит более-менее удобно конвертировать локальный код в английский вариант и обратно. Желательно безшовно.</text:span></text:p>
      <text:p text:style-name="P27"><text:span text:style-name="T26"/></text:p>
      <text:p text:style-name="P48"><text:span text:style-name="T41"># </text:span><text:span text:style-name="T26">Знаком * обозначется ссылка на вышестоящий уровень вложенности. ** -</text:span><text:span text:style-name="T41">-</text:span><text:span text:style-name="T26"> для обращения через уровень, т.д. </text:span></text:p>
      <text:p text:style-name="P28"><text:span text:style-name="T13">cat</text:span></text:p>
      <text:p text:style-name="P28"><text:span text:style-name="T13"><text:tab/></text:span></text:p>
      <text:p text:style-name="P28"><text:span text:style-name="T13"><text:tab/>tail</text:span></text:p>
      <text:p text:style-name="P4"><text:span text:style-name="T13"><text:tab/></text:span><text:span text:style-name="T34">*.tail</text:span></text:p>
      <text:p text:style-name="P28"><text:span text:style-name="T13"><text:tab/>comp(*, "tail")<text:tab/></text:span></text:p>
      <text:p text:style-name="P28"><text:span text:style-name="T13"><text:tab/>ears</text:span></text:p>
      <text:p text:style-name="P4"><text:span text:style-name="T13"><text:tab/><text:tab/></text:span><text:span text:style-name="T34">**.tail</text:span></text:p>
      <text:p text:style-name="P28"><text:span text:style-name="T13"><text:tab/><text:tab/>comp(**, "tail")</text:span></text:p>
      <text:p text:style-name="P28"><text:span text:style-name="T13"><text:tab/><text:tab/></text:span></text:p>
      <text:p text:style-name="P27"><text:span text:style-name="T26"/></text:p>
      <text:p text:style-name="P28"><text:span text:style-name="T14"># Это означает, что сущность cat объявлена в пространстве имён animals</text:span></text:p>
      <text:p text:style-name="P28"><text:span text:style-name="T13">cat:animals </text:span></text:p>
      <text:p text:style-name="P28"><text:span text:style-name="T13"/></text:p>
      <text:p text:style-name="P28"><text:span text:style-name="T13">#</text:span><text:span text:style-name="T14"> А это осначает, что</text:span><text:span text:style-name="T13"> cat </text:span><text:span text:style-name="T14">ещё а наследует от </text:span><text:span text:style-name="T13">animals</text:span></text:p>
      <text:p text:style-name="P28"><text:span text:style-name="T13">cat:animals::animal</text:span><text:span text:style-name="T14">:</text:span><text:span text:style-name="T13">animals </text:span></text:p>
      <text:p text:style-name="P28"><text:span text:style-name="T13"/></text:p>
      <text:p text:style-name="P28"><text:span text:style-name="T13">#</text:span><text:span text:style-name="T14"> Переключает режим приоритета на пространство имён </text:span><text:span text:style-name="T13">animals</text:span><text:span text:style-name="T14">. </text:span></text:p>
      <text:p text:style-name="P28"><text:span text:style-name="T13"># </text:span><text:span text:style-name="T14">После чего все новые сущности, объявленные без пространства имён, будут принадлежать ему</text:span><text:span text:style-name="T13">.</text:span></text:p>
      <text:p text:style-name="P28"><text:span text:style-name="T13"># </text:span><text:span text:style-name="T14">Также, для разрешение коллизий в приоритете будет использоваться указанное пространство имён.</text:span></text:p>
      <text:p text:style-name="P28"><text:span text:style-name="T13"># </text:span><text:span text:style-name="T14">Пространство имён по умолчанию "</text:span><text:span text:style-name="T13">default</text:span><text:span text:style-name="T14">"</text:span></text:p>
      <text:p text:style-name="P28"><text:span text:style-name="T13">:animals</text:span></text:p>
      <text:p text:style-name="P28"><text:span text:style-name="T13"/></text:p>
      <text:p text:style-name="P29"><text:span text:style-name="T13"># </text:span><text:span text:style-name="T14">Всё что указывается в квадратных скобках -- это тэги. Тэги -- это по особому обрабатываемые операции, языковые исключения.</text:span></text:p>
      <text:p text:style-name="P29"><text:span text:style-name="T13"># </text:span><text:span text:style-name="T14">В частности тэг </text:span><text:span text:style-name="T13">[special]</text:span><text:span text:style-name="T14"> и подобные</text:span><text:span text:style-name="T13"> </text:span><text:span text:style-name="T14">будут использованы в проектной документации, чтобы указать на особую обработку сущности. </text:span></text:p>
      <text:p text:style-name="P50"><text:span text:style-name="T44"># </text:span><text:span text:style-name="T29">В последствие такие тэги должны быть заменены на более конкретные.</text:span></text:p>
      <text:p text:style-name="P29"><text:span text:style-name="T13">heap</text:span></text:p>
      <text:p text:style-name="P50"><text:span text:style-name="T44"><text:tab/>items[special]</text:span></text:p>
      <text:p text:style-name="P50"><text:span text:style-name="T44"/></text:p>
      <text:p text:style-name="P50"><text:span text:style-name="T44">#</text:span><text:span text:style-name="T45"> </text:span><text:span text:style-name="T30">Так записывается определение сущности. Определение позволяет сослаться на другую сущность, при этом оставаясь в контексте окружений и правил текущей.</text:span></text:p>
      <text:p text:style-name="P30"><text:span text:style-name="T13"># </text:span><text:span text:style-name="T14">В случае противоречивости такого присвоения, будет создана исключительная ситуация.</text:span></text:p>
      <text:p text:style-name="P51"><text:span text:style-name="T34">count:=10</text:span></text:p>
      <text:p text:style-name="P51"><text:span text:style-name="T34"/></text:p>
      <text:p text:style-name="P30"><text:span text:style-name="T13"># </text:span><text:span text:style-name="T14">В общем случае правила можно записать в виде выражений.</text:span></text:p>
      <text:p text:style-name="P30"><text:span text:style-name="T13">a=b+c</text:span></text:p>
      <text:p text:style-name="P30"><text:span text:style-name="T13"/></text:p>
      <text:p text:style-name="P30"><text:span text:style-name="T13"># </text:span><text:span text:style-name="T14">Правила имеют свойство обратимости. Следующие правила равнозначны, когда все аргументы действительные числа.</text:span></text:p>
      <text:p text:style-name="P30"><text:span text:style-name="T13">a=b+c</text:span></text:p>
      <text:p text:style-name="P30"><text:span text:style-name="T13">b=a-c</text:span></text:p>
      <text:p text:style-name="P30"><text:span text:style-name="T13">c=a-b</text:span></text:p>
      <text:p text:style-name="P30"><text:span text:style-name="T13"/></text:p>
      <text:p text:style-name="P30"><text:span text:style-name="T13">#</text:span><text:span text:style-name="T14"> Правила также можно записать в функциональном виде. Большинстве ситуаций результат будет последним аргументом функции.</text:span></text:p>
      <text:p text:style-name="P30"><text:span text:style-name="T13">sum(b,c,a)</text:span></text:p>
      <text:p text:style-name="P30"><text:span text:style-name="T13"/></text:p>
      <text:p text:style-name="P30"><text:span text:style-name="T13"># </text:span><text:span text:style-name="T14">Для правил, которые должны быть истинными, подразумевается определение следующего вида. Часть </text:span><text:span text:style-name="T13">true:= </text:span><text:span text:style-name="T14">может быть опущена.</text:span></text:p>
      <text:p text:style-name="P30"><text:span text:style-name="T13">true:=a=b+c</text:span></text:p>
      <text:p text:style-name="P30"><text:span text:style-name="T13"/></text:p>
      <text:p text:style-name="P30"><text:span text:style-name="T13">#</text:span><text:span text:style-name="T14"> В дальнейшем языковые средства будут расширяться для работы с нечёткими правилами. Что-то вроде такого.</text:span></text:p>
      <text:p text:style-name="P30"><text:span text:style-name="T13">maybe:=a=b+c</text:span></text:p>
      <text:p text:style-name="P30"><text:span text:style-name="T13"/></text:p>
      <text:p text:style-name="P52"><text:span text:style-name="T46"># </text:span><text:span text:style-name="T31">Для доступа к компонентам сущности по определённому фильтру, используется следующая запись.</text:span></text:p>
      <text:p text:style-name="P31"><text:span text:style-name="T13">key_heap[key=1]</text:span></text:p>
      <text:p text:style-name="P31"><text:span text:style-name="T13"/></text:p>
      <text:p text:style-name="P31"><text:span text:style-name="T13"># </text:span><text:span text:style-name="T14">Или функциональный аналог</text:span><text:span text:style-name="T32"> такой записи.</text:span></text:p>
      <text:p text:style-name="P33"><text:span text:style-name="T13">filter(key_heap,key=1)</text:span></text:p>
      <text:p text:style-name="P33"><text:span text:style-name="T13"/></text:p>
      <text:p text:style-name="P33"><text:span text:style-name="T13"># </text:span><text:span text:style-name="T14">Русскоязычный аналог</text:span></text:p>
      <text:p text:style-name="P6"><text:span text:style-name="T13">фильтр(ключевое_множество,ключ=1)</text:span></text:p>
      <text:p text:style-name="P6"><text:span text:style-name="T13"/></text:p>
      <text:p text:style-name="P54"><text:span text:style-name="T48">#</text:span><text:span text:style-name="T33"> Можно точно определить некоторую сущность. </text:span></text:p>
      <text:p text:style-name="P54"><text:span text:style-name="T48"># </text:span><text:span text:style-name="T33">Пока механизм определения туманен, поэтому записывается в общем виде. Должна быть возможноть определения сущности до некоторой черты.</text:span></text:p>
      <text:p text:style-name="P54"><text:span text:style-name="T48"># </text:span><text:span text:style-name="T33">Пока я буду подразумевать, что точное определение -- это определение до базовых типов. Но это совсем не так.</text:span></text:p>
      <text:p text:style-name="P34"><text:span text:style-name="T13">?something</text:span></text:p>
      <text:p text:style-name="P34"><text:span text:style-name="T13"/></text:p>
      <text:p text:style-name="P34"><text:span text:style-name="T13"># </text:span><text:span text:style-name="T14">Функциональный аналог</text:span><text:span text:style-name="T13">. </text:span></text:p>
      <text:p text:style-name="P34"><text:span text:style-name="T13"># Collapse</text:span><text:span text:style-name="T14"> -- потому что, если представить систему в виде некоторой функции с неопределённым значением, то определение этого значения можно назвать коллапсом. По аналогии с коллапсом волновой функции.</text:span><text:span text:style-name="T13"> </text:span><text:span text:style-name="T14">А ещё я хотел избежать слова </text:span><text:span text:style-name="T13">define.</text:span></text:p>
      <text:p text:style-name="P34"><text:span text:style-name="T13">collapse(something)</text:span></text:p>
      <text:p text:style-name="P34"><text:span text:style-name="T13"/></text:p>
      <text:p text:style-name="P34"><text:span text:style-name="T13"># </text:span><text:span text:style-name="T14">Русскоязычный вариант пока такой</text:span></text:p>
      <text:p text:style-name="P7"><text:span text:style-name="T13">определить(что_то)</text:span></text:p>
      <text:p text:style-name="P23"><text:span text:style-name="T7"/></text:p>
      <text:p text:style-name="P1"/>
      <text:p text:style-name="P1">Описание стандрантых типов</text:p>
      <text:p text:style-name="P1"/>
      <text:p text:style-name="P10">множество</text:p>
      <text:p text:style-name="P10"><text:tab/>элемент</text:p>
      <text:p text:style-name="P10"><text:tab/>элементы<text:span text:style-name="T4">[special]</text:span></text:p>
      <text:p text:style-name="P10"><text:tab/><text:span text:style-name="T12">истина:=</text:span>комп(<text:span text:style-name="T1">N,</text:span>элементы) и инст(<text:span text:style-name="T1">N,</text:span>элемент)</text:p>
      <text:p text:style-name="P10">ключевое_множество::множество</text:p>
      <text:p text:style-name="P10"><text:tab/>элемент</text:p>
      <text:p text:style-name="P10"><text:tab/><text:tab/>ключ</text:p>
      <text:p text:style-name="P10"><text:tab/><text:tab/>значение</text:p>
      <text:p text:style-name="P35"><text:span text:style-name="T18">последовательность::ключевое_множество</text:span></text:p>
      <text:p text:style-name="P10"><text:tab/>элемент</text:p>
      <text:p text:style-name="P10"><text:tab/><text:tab/>ключ::число</text:p>
      <text:p text:style-name="P10"><text:tab/>начало::число</text:p>
      <text:p text:style-name="P10"><text:tab/>конец::число</text:p>
      <text:p text:style-name="P36"><text:span text:style-name="T13"><text:tab/></text:span><text:span text:style-name="T15">истина</text:span><text:span text:style-name="T13">:=</text:span><text:span text:style-name="T15">не </text:span><text:span text:style-name="T13">фильтр(элемент</text:span><text:span text:style-name="T15">ы</text:span><text:span text:style-name="T13">, ключ</text:span><text:span text:style-name="T34">&lt;</text:span><text:span text:style-name="T13">начало)</text:span></text:p>
      <text:p text:style-name="P36"><text:span text:style-name="T15"><text:tab/>истина:=не фильтр(элементы, ключ</text:span><text:span text:style-name="T35">&gt;</text:span><text:span text:style-name="T15">конец)</text:span></text:p>
      <text:p text:style-name="P36"><text:span text:style-name="T15"><text:tab/>истина:=фильтр(элементы, ключ=</text:span><text:span text:style-name="T35">N)</text:span><text:span text:style-name="T15"> и фильтр(элементы, ключ=</text:span><text:span text:style-name="T35">N+1)</text:span></text:p>
      <text:p text:style-name="P10">числовой_ряд::последовательность</text:p>
      <text:p text:style-name="P10"><text:tab/>элемент</text:p>
      <text:p text:style-name="P10"><text:tab/><text:tab/>значение::число</text:p>
      <text:p text:style-name="P10"/>
      <text:p text:style-name="P38">Поместить кота в коробку</text:p>
      <text:p text:style-name="P8"/>
      <text:p text:style-name="P1">Описание</text:p>
      <text:p text:style-name="P1"/>
      <text:p text:style-name="P11">место</text:p>
      <text:p text:style-name="P11">объект</text:p>
      <text:p text:style-name="P11"><text:tab/>место::место</text:p>
      <text:p text:style-name="P11">мир::место</text:p>
      <text:p text:style-name="P11">кот::объект</text:p>
      <text:p text:style-name="P12"><text:tab/>место::<text:span text:style-name="T1">state</text:span></text:p>
      <text:p text:style-name="P11"><text:tab/>место:=мир</text:p>
      <text:p text:style-name="P11"><text:span text:style-name="T51">контейнер</text:span>::место</text:p>
      <text:p text:style-name="P11"><text:tab/>содержимое::множество</text:p>
      <text:p text:style-name="P11"><text:tab/><text:tab/>элемент::объект</text:p>
      <text:p text:style-name="P37"><text:span text:style-name="T16"><text:tab/><text:tab/>элемент.место=</text:span><text:span text:style-name="T17">*</text:span><text:span text:style-name="T31">*</text:span></text:p>
      <text:p text:style-name="P2"><text:span text:style-name="T13">коробка::контейнер</text:span></text:p>
      <text:p text:style-name="P25"><text:span text:style-name="T13"><text:tab/></text:span><text:span text:style-name="T14">содержимое::</text:span><text:span text:style-name="T13">state</text:span></text:p>
      <text:p text:style-name="P11"/>
      <text:p text:style-name="P11">кот.место:=коробка</text:p>
      <text:p text:style-name="P9"/>
      <text:p text:style-name="P39">Вычислить факториал</text:p>
      <text:p text:style-name="P39"/>
      <text:p text:style-name="P39">Описание</text:p>
      <text:p text:style-name="P13"/>
      <text:p text:style-name="P13">факториал_ряд::числовой_ряд</text:p>
      <text:p text:style-name="P13"><text:tab/>начало:=1</text:p>
      <text:p text:style-name="P13"><text:tab/>фильтр(элементы, ключ=1):=1</text:p>
      <text:p text:style-name="P13"><text:tab/>фильтр(элементы, ключ=2):=1</text:p>
      <text:p text:style-name="P13"><text:tab/>истина:=фильтр(элементы, ключ=<text:span text:style-name="T1">N</text:span>)=фильтр(элементы, ключ=<text:span text:style-name="T1">N-1)+</text:span>фильтр(элементы, ключ=<text:span text:style-name="T1">N-2)</text:span></text:p>
      <text:p text:style-name="P13"><text:span text:style-name="T1"/></text:p>
      <text:p text:style-name="P41"><text:span text:style-name="T36">результат:=</text:span><text:span text:style-name="T19">фильтр(</text:span><text:span text:style-name="T20">комп</text:span><text:span text:style-name="T19">(факториал_ряд, элементы),ключ=</text:span><text:span text:style-name="T22">3</text:span><text:span text:style-name="T19">)</text:span></text:p>
      <text:p text:style-name="P42"><text:span text:style-name="T19">о</text:span><text:span text:style-name="T14">пределить(результат)</text:span></text:p>
      <text:p text:style-name="P13"><text:span text:style-name="T1"/></text:p>
      <text:p text:style-name="P39">Упрощаем запись</text:p>
      <text:p text:style-name="P13"><text:span text:style-name="T1"/></text:p>
      <text:p text:style-name="P13">факториал_ряд::числовой_ряд</text:p>
      <text:p text:style-name="P13"><text:tab/>начало:=1</text:p>
      <text:p text:style-name="P13"><text:tab/>элементы<text:span text:style-name="T1">[</text:span>ключ=1<text:span text:style-name="T1">]</text:span><text:span text:style-name="T6">.</text:span><text:span text:style-name="T53">значение</text:span><text:span text:style-name="T1">:=1</text:span></text:p>
      <text:p text:style-name="P13"><text:span text:style-name="T1"><text:tab/></text:span>элементы<text:span text:style-name="T1">[</text:span>ключ=2<text:span text:style-name="T1">]</text:span><text:span text:style-name="T53">.значение</text:span><text:span text:style-name="T1">:=1</text:span></text:p>
      <text:p text:style-name="P13"><text:span text:style-name="T1"><text:tab/></text:span>элементы<text:span text:style-name="T1">[</text:span>ключ=<text:span text:style-name="T1">N]</text:span><text:span text:style-name="T53">.значение</text:span><text:span text:style-name="T1">=</text:span>элементы<text:span text:style-name="T1">[</text:span>ключ=<text:span text:style-name="T1">N-1]</text:span><text:span text:style-name="T53">.значение</text:span><text:span text:style-name="T1">+</text:span>элементы<text:span text:style-name="T1">[</text:span>ключ=<text:span text:style-name="T1">N-2]</text:span><text:span text:style-name="T53">.значение</text:span></text:p>
      <text:p text:style-name="P13"><text:span text:style-name="T1"/></text:p>
      <text:p text:style-name="P45"><text:span text:style-name="T36">результат:=факториал_ряд.элементы[ключ=</text:span><text:span text:style-name="T22">3</text:span><text:span text:style-name="T36">]</text:span><text:span text:style-name="T23">.значение</text:span></text:p>
      <text:p text:style-name="P16"><text:span text:style-name="T1">?</text:span>результат</text:p>
      <text:p text:style-name="P16"/>
      <text:p text:style-name="P40"><text:span text:style-name="T8">Фактическое определение</text:span></text:p>
      <text:p text:style-name="P43"><text:span text:style-name="T21"/></text:p>
      <text:p text:style-name="P14">факториал_ряд::числовой_ряд</text:p>
      <text:p text:style-name="P17"><text:tab/>элемент::числовой_ряд.элемент</text:p>
      <text:p text:style-name="P17"><text:tab/><text:tab/>ключ::числовой_ряд.элемент.ключ</text:p>
      <text:p text:style-name="P17"><text:tab/><text:tab/>значение::числовой_ряд.элемент.значение</text:p>
      <text:p text:style-name="P17"><text:tab/>элементы::числовой_ряд.элементы</text:p>
      <text:p text:style-name="P20"><text:tab/><text:tab/>@</text:p>
      <text:p text:style-name="P20"><text:tab/><text:tab/><text:tab/><text:span text:style-name="T7">ключ</text:span>::<text:span text:style-name="T7">факториал_ряд.элемент.ключ:=1</text:span></text:p>
      <text:p text:style-name="P20"><text:span text:style-name="T7"><text:tab/><text:tab/><text:tab/>значение::факториал_ряд.элемент.значение:=1</text:span></text:p>
      <text:p text:style-name="P21"><text:tab/><text:tab/>@</text:p>
      <text:p text:style-name="P21"><text:tab/><text:tab/><text:tab/><text:span text:style-name="T7">ключ</text:span>::<text:span text:style-name="T7">факториал_ряд.элемент.ключ:=</text:span><text:span text:style-name="T9">2</text:span></text:p>
      <text:p text:style-name="P21"><text:span text:style-name="T7"><text:tab/><text:tab/><text:tab/>значение::факториал_ряд.элемент.значение:=1</text:span></text:p>
      <text:p text:style-name="P22"><text:span text:style-name="T55"><text:tab/><text:tab/></text:span>@</text:p>
      <text:p text:style-name="P46"><text:span text:style-name="T38"><text:tab/><text:tab/><text:tab/></text:span><text:span text:style-name="T24">ключ</text:span><text:span text:style-name="T38">::</text:span><text:span text:style-name="T24">факториал_ряд.элемент.ключ:=</text:span><text:span text:style-name="T39">3</text:span></text:p>
      <text:p text:style-name="P22"><text:span text:style-name="T7"><text:tab/><text:tab/><text:tab/>значение::факториал_ряд.элемент.значение</text:span><text:span text:style-name="T55">:=2</text:span></text:p>
      <text:p text:style-name="P18"><text:tab/><text:span text:style-name="T11">комп(</text:span><text:span text:style-name="T2">N,</text:span><text:span text:style-name="T11">элементы) и инст(</text:span><text:span text:style-name="T2">N,</text:span><text:span text:style-name="T11">элемент)</text:span></text:p>
      <text:p text:style-name="P18"><text:tab/>начало::числовой_ряд.начало<text:span text:style-name="T52">:=1</text:span></text:p>
      <text:p text:style-name="P18"><text:tab/>конец::числовой_ряд.конец</text:p>
      <text:p text:style-name="P44"><text:span text:style-name="T13"><text:tab/></text:span><text:span text:style-name="T15">не </text:span><text:span text:style-name="T34">элемент</text:span><text:span text:style-name="T35">ы</text:span><text:span text:style-name="T37">[</text:span><text:span text:style-name="T34">ключ&lt;</text:span><text:span text:style-name="T13">начало</text:span><text:span text:style-name="T49">]</text:span></text:p>
      <text:p text:style-name="P44"><text:span text:style-name="T15"><text:tab/>не </text:span><text:span text:style-name="T35">элементы</text:span><text:span text:style-name="T37">[</text:span><text:span text:style-name="T35">ключ&gt;</text:span><text:span text:style-name="T15">конец</text:span><text:span text:style-name="T37">]</text:span></text:p>
      <text:p text:style-name="P18"><text:span text:style-name="T12"><text:tab/></text:span><text:span text:style-name="T3">элементы</text:span><text:span text:style-name="T1">[</text:span><text:span text:style-name="T3">ключ</text:span><text:span text:style-name="T12">=</text:span><text:span text:style-name="T3">N</text:span><text:span text:style-name="T1">]</text:span><text:span text:style-name="T12"> и </text:span><text:span text:style-name="T3">элементы</text:span><text:span text:style-name="T1">[</text:span><text:span text:style-name="T3">ключ</text:span><text:span text:style-name="T12">=</text:span><text:span text:style-name="T3">N+1</text:span><text:span text:style-name="T1">]</text:span></text:p>
      <text:p text:style-name="P15"><text:span text:style-name="T1"><text:tab/></text:span>элементы<text:span text:style-name="T1">[</text:span>ключ=<text:span text:style-name="T1">N]</text:span><text:span text:style-name="T53">.значение</text:span><text:span text:style-name="T1">=</text:span>элементы<text:span text:style-name="T1">[</text:span>ключ=<text:span text:style-name="T1">N-1]</text:span><text:span text:style-name="T53">.значение</text:span><text:span text:style-name="T1">+</text:span>элементы<text:span text:style-name="T1">[</text:span>ключ=<text:span text:style-name="T1">N-2]</text:span><text:span text:style-name="T53">.значение</text:span></text:p>
      <text:p text:style-name="P15"/>
      <text:p text:style-name="P19">результат:=<text:span text:style-name="T5">факториал_ряд.элементы[ключ=</text:span><text:span text:style-name="T54">3</text:span><text:span text:style-name="T5">]</text:span><text:span text:style-name="T53">.значени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 LibreOffice_project/8061b3e9204bef6b321a21033174034a5e2ea88e</meta:generator>
    <dc:date>2020-08-18T01:33:00.816000000</dc:date>
    <meta:editing-duration>PT1H17M36S</meta:editing-duration>
    <meta:editing-cycles>7</meta:editing-cycles>
    <meta:document-statistic meta:table-count="0" meta:image-count="0" meta:object-count="0" meta:page-count="1" meta:paragraph-count="152" meta:word-count="739" meta:character-count="6550" meta:non-whitespace-character-count="5861"/>
  </office:meta>
</office:document-meta>
</file>